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font-size="32pt" fo:language="es" fo:country="ES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o 12: Adopción de mascotas</text:p>
      <text:p text:style-name="P1"/>
      <text:p text:style-name="P1">El Centro de Adopción de Mascotas "Pet Haven" necesita una base de datos para llevar un</text:p>
      <text:p text:style-name="P1">registro de las mascotas disponibles para adopción, los adoptantes y los voluntarios que</text:p>
      <text:p text:style-name="P1">ayudan en el centro.</text:p>
      <text:p text:style-name="P1"/>
      <text:p text:style-name="P1">La base de datos debe incluir información sobre cada mascota disponible, como su nombre,</text:p>
      <text:p text:style-name="P1">especie, raza, edad, género, tamaño, estado de salud y personalidad. Además, se debe</text:p>
      <text:p text:style-name="P1">registrar el historial médico de cada mascota, incluyendo vacunas, tratamientos y cirugías.</text:p>
      <text:p text:style-name="P1"/>
      <text:p text:style-name="P1">El centro también necesita registrar información sobre los adoptantes, como su nombre,</text:p>
      <text:p text:style-name="P1">dirección, número de teléfono y correo electrónico. Además, se deben registrar detalles</text:p>
      <text:p text:style-name="P1">sobre sus preferencias de adopción, como la especie, la raza, la edad y el tamaño de la</text:p>
      <text:p text:style-name="P1">mascota que buscan.</text:p>
      <text:p text:style-name="P1"/>
      <text:p text:style-name="P1">Los voluntarios también deben registrarse en la base de datos, incluyendo su nombre, edad,</text:p>
      <text:p text:style-name="P1">género, dirección, número de teléfono y correo electrónico. Además, se debe registrar el</text:p>
      <text:p text:style-name="P1">tipo de trabajo voluntario que realizan en el centro y su disponibilidad.</text:p>
      <text:p text:style-name="P1"/>
      <text:p text:style-name="P1">Cuando un adoptante llega al centro para adoptar una mascota, el personal del centro debe</text:p>
      <text:p text:style-name="P1">verificar si cumplen con los requisitos para adoptar y si la mascota que desean adoptar es</text:p>
      <text:p text:style-name="P1">adecuada para su hogar. Una vez que se completa la adopción, se debe registrar la</text:p>
      <text:p text:style-name="P1">información del adoptante y la mascota adoptada en la base de datos.</text:p>
      <text:p text:style-name="P1"/>
      <text:p text:style-name="P1">El centro también ofrece programas de entrenamiento para las mascotas adoptadas y para</text:p>
      <text:p text:style-name="P1">los dueños de mascotas en general. Los programas incluyen clases de obediencia,</text:p>
      <text:p text:style-name="P1">entrenamiento en habilidades sociales y terapia conductual. Los voluntarios y el personal</text:p>
      <text:p text:style-name="P1">del centro deben ser capaces de registrar la asistencia de los adoptantes y las mascotas a</text:p>
      <text:p text:style-name="P1">estos programas, así como cualquier progreso o problemas que experimenten.</text:p>
      <text:p text:style-name="P1"/>
      <text:p text:style-name="P1">El centro también realiza campañas de recaudación de fondos y eventos para promover la</text:p>
      <text:p text:style-name="P1">adopción de mascotas y concienciar sobre la importancia del cuidado animal. La base de</text:p>
      <text:p text:style-name="P1">datos debe incluir información sobre estos eventos, así como sobre los patrocinadores y</text:p>
      <text:p text:style-name="P1">colaboradores.</text:p>
      <text:p text:style-name="P1"/>
      <text:p text:style-name="P1">La gerencia del centro desea saber cuántas mascotas han sido adoptadas durante un</text:p>
      <text:p text:style-name="P1">período determinado, así como la cantidad de adopciones exitosas en comparación con el</text:p>
      <text:p text:style-name="P1">número de solicitudes de adopción. También desean conocer la cantidad de mascotas que</text:p>
      <text:p text:style-name="P1">han recibido atención médica y la cantidad de voluntarios que han ayudado en el centro en</text:p>
      <text:p text:style-name="P1">un período determinado.</text:p>
      <text:p text:style-name="P1"/>
      <text:p text:style-name="P1">Además, se desea que el personal del centro pueda buscar mascotas disponibles para</text:p>
      <text:p text:style-name="P1">adopción que coincidan con las preferencias de los adoptantes y también que los</text:p>
      <text:p text:style-name="P1">voluntarios puedan encontrar programas de entrenamiento que se ajusten a sus horarios y</text:p>
      <text:p text:style-name="P1">habilidad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9T08:59:24.396237935</meta:creation-date>
    <dc:date>2023-03-29T09:02:55.006957288</dc:date>
    <meta:editing-duration>PT3M31S</meta:editing-duration>
    <meta:editing-cycles>1</meta:editing-cycles>
    <meta:document-statistic meta:table-count="0" meta:image-count="0" meta:object-count="0" meta:page-count="1" meta:paragraph-count="36" meta:word-count="421" meta:character-count="2660" meta:non-whitespace-character-count="2275"/>
    <meta:generator>LibreOffice/6.4.7.2$Linux_X86_64 LibreOffice_project/40$Build-2</meta:generator>
  </office:meta>
</office:document-meta>
</file>